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11.131cm" svg:x="10.637cm" svg:y="15.321cm">
            <draw:object draw:notify-on-update-of-ranges="Tabelle1.A27:Tabelle1.A27 Tabelle1.D27:Tabelle1.X27 Tabelle1.A28:Tabelle1.A28 Tabelle1.D28:Tabelle1.X28 Tabelle1.A29:Tabelle1.A29 Tabelle1.D29:Tabelle1.X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8.5.</text:p>
          </table:table-cell>
          <table:table-cell office:value-type="string" calcext:value-type="string">
            <text:p>29.5.</text:p>
          </table:table-cell>
          <table:table-cell office:value-type="string" calcext:value-type="string">
            <text:p>30.5.</text:p>
          </table:table-cell>
          <table:table-cell office:value-type="string" calcext:value-type="string">
            <text:p>31.5.</text:p>
          </table:table-cell>
          <table:table-cell office:value-type="string" calcext:value-type="string">
            <text:p>1.6.</text:p>
          </table:table-cell>
          <table:table-cell office:value-type="string" calcext:value-type="string">
            <text:p>2.6.</text:p>
          </table:table-cell>
          <table:table-cell office:value-type="string" calcext:value-type="string">
            <text:p>3.6.</text:p>
          </table:table-cell>
          <table:table-cell office:value-type="string" calcext:value-type="string">
            <text:p>4.6.</text:p>
          </table:table-cell>
          <table:table-cell office:value-type="string" calcext:value-type="string">
            <text:p>5.6.</text:p>
          </table:table-cell>
          <table:table-cell office:value-type="string" calcext:value-type="string">
            <text:p>6.6.</text:p>
          </table:table-cell>
          <table:table-cell office:value-type="string" calcext:value-type="string">
            <text:p>7.6.</text:p>
          </table:table-cell>
          <table:table-cell office:value-type="string" calcext:value-type="string">
            <text:p>8.6.</text:p>
          </table:table-cell>
          <table:table-cell office:value-type="string" calcext:value-type="string">
            <text:p>9.6.</text:p>
          </table:table-cell>
          <table:table-cell office:value-type="string" calcext:value-type="string">
            <text:p>10.6.</text:p>
          </table:table-cell>
          <table:table-cell office:value-type="string" calcext:value-type="string">
            <text:p>11.6.</text:p>
          </table:table-cell>
          <table:table-cell office:value-type="string" calcext:value-type="string">
            <text:p>12.6.</text:p>
          </table:table-cell>
          <table:table-cell office:value-type="string" calcext:value-type="string">
            <text:p>13.6.</text:p>
          </table:table-cell>
          <table:table-cell office:value-type="string" calcext:value-type="string">
            <text:p>14.6.</text:p>
          </table:table-cell>
          <table:table-cell office:value-type="string" calcext:value-type="string">
            <text:p>15.6.</text:p>
          </table:table-cell>
          <table:table-cell office:value-type="string" calcext:value-type="string">
            <text:p>16.6.</text:p>
          </table:table-cell>
          <table:table-cell office:value-type="string" calcext:value-type="string">
            <text:p>17.6.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SchuelerBereitsInDatenbankCommand implentieren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IdentischeAdressenCommand implentier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GeschwisterSchülerRechnungsempfängerCommand implentieren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ed Exception statt RuntimeException in CommandInvokerImpl?</text:p>
          </table:table-cell>
          <table:table-cell office:value-type="float" office:value="0.5" calcext:value-type="float">
            <text:p>0.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AngehörigerBereitsInDatenbankCommand implementier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ValidateSchülerCommand: NPE korrigieren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Adresse-Übernehmen-Button für Schüler und Angehörige implementieren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Unittests Mode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MVC verfeiner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Jenkins (CI-Server) aufsetzen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Anmeldedatum ist obligatorsch</text:p>
          </table:table-cell>
          <table:table-cell table:number-columns-repeated="14" office:value-type="float" office:value="0.5" calcext:value-type="float">
            <text:p>0.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Basis für Validierungs-Dialoge implementieren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ValidateSchülerCommand und Schnittstelle implementieren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ummary Dialog implementieren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chuelerBereitsInDatenbankDialog implementieren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EinEintragGleicherNameAndereAttributeDialog implementieren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ErfolgreichGespeichertDialog implementieren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Validierung vervollständigen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UI: Zentrales fangen von Throwable und Dialog zum Beenden der Applikation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Unnötige Leerzeichen entfernen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Testfälle für Sprint 1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Validierungsfehler anzeigen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MehrereEintraeggeGleicherNameAndereAttributeDialog implementieren</text:p>
          </table:table-cell>
          <table:table-cell table:number-columns-repeated="19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trasse: Abkürzung „...str.“ -&gt; „...strasse“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Drittempfänger: Aktivierung der Felder statt Rechnungsempfänger-Checkbox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26])" office:value-type="float" office:value="55.5" calcext:value-type="float">
            <text:p>55.5</text:p>
          </table:table-cell>
          <table:table-cell table:formula="of:=([.C27]-[.$C$27]/21)" office:value-type="float" office:value="52.8571428571429" calcext:value-type="float">
            <text:p>52.8571428571</text:p>
          </table:table-cell>
          <table:table-cell table:formula="of:=([.D27]-[.$C$27]/21)" office:value-type="float" office:value="50.2142857142857" calcext:value-type="float">
            <text:p>50.2142857143</text:p>
          </table:table-cell>
          <table:table-cell table:formula="of:=([.E27]-[.$C$27]/21)" office:value-type="float" office:value="47.5714285714286" calcext:value-type="float">
            <text:p>47.5714285714</text:p>
          </table:table-cell>
          <table:table-cell table:formula="of:=([.F27]-[.$C$27]/21)" office:value-type="float" office:value="44.9285714285714" calcext:value-type="float">
            <text:p>44.9285714286</text:p>
          </table:table-cell>
          <table:table-cell table:formula="of:=([.G27]-[.$C$27]/21)" office:value-type="float" office:value="42.2857142857143" calcext:value-type="float">
            <text:p>42.2857142857</text:p>
          </table:table-cell>
          <table:table-cell table:formula="of:=([.H27]-[.$C$27]/21)" office:value-type="float" office:value="39.6428571428571" calcext:value-type="float">
            <text:p>39.6428571429</text:p>
          </table:table-cell>
          <table:table-cell table:formula="of:=([.I27]-[.$C$27]/21)" office:value-type="float" office:value="37" calcext:value-type="float">
            <text:p>37</text:p>
          </table:table-cell>
          <table:table-cell table:formula="of:=([.J27]-[.$C$27]/21)" office:value-type="float" office:value="34.3571428571428" calcext:value-type="float">
            <text:p>34.3571428571</text:p>
          </table:table-cell>
          <table:table-cell table:formula="of:=([.K27]-[.$C$27]/21)" office:value-type="float" office:value="31.7142857142857" calcext:value-type="float">
            <text:p>31.7142857143</text:p>
          </table:table-cell>
          <table:table-cell table:formula="of:=([.L27]-[.$C$27]/21)" office:value-type="float" office:value="29.0714285714285" calcext:value-type="float">
            <text:p>29.0714285714</text:p>
          </table:table-cell>
          <table:table-cell table:formula="of:=([.M27]-[.$C$27]/21)" office:value-type="float" office:value="26.4285714285714" calcext:value-type="float">
            <text:p>26.4285714286</text:p>
          </table:table-cell>
          <table:table-cell table:formula="of:=([.N27]-[.$C$27]/21)" office:value-type="float" office:value="23.7857142857143" calcext:value-type="float">
            <text:p>23.7857142857</text:p>
          </table:table-cell>
          <table:table-cell table:formula="of:=([.O27]-[.$C$27]/21)" office:value-type="float" office:value="21.1428571428571" calcext:value-type="float">
            <text:p>21.1428571429</text:p>
          </table:table-cell>
          <table:table-cell table:formula="of:=([.P27]-[.$C$27]/21)" office:value-type="float" office:value="18.5" calcext:value-type="float">
            <text:p>18.5</text:p>
          </table:table-cell>
          <table:table-cell table:formula="of:=([.Q27]-[.$C$27]/21)" office:value-type="float" office:value="15.8571428571428" calcext:value-type="float">
            <text:p>15.8571428571</text:p>
          </table:table-cell>
          <table:table-cell table:formula="of:=([.R27]-[.$C$27]/21)" office:value-type="float" office:value="13.2142857142857" calcext:value-type="float">
            <text:p>13.2142857143</text:p>
          </table:table-cell>
          <table:table-cell table:formula="of:=([.S27]-[.$C$27]/21)" office:value-type="float" office:value="10.5714285714286" calcext:value-type="float">
            <text:p>10.5714285714</text:p>
          </table:table-cell>
          <table:table-cell table:formula="of:=([.T27]-[.$C$27]/21)" office:value-type="float" office:value="7.92857142857141" calcext:value-type="float">
            <text:p>7.9285714286</text:p>
          </table:table-cell>
          <table:table-cell table:formula="of:=([.U27]-[.$C$27]/21)" office:value-type="float" office:value="5.28571428571427" calcext:value-type="float">
            <text:p>5.2857142857</text:p>
          </table:table-cell>
          <table:table-cell table:formula="of:=([.V27]-[.$C$27]/21)" office:value-type="float" office:value="2.64285714285712" calcext:value-type="float">
            <text:p>2.6428571429</text:p>
          </table:table-cell>
          <table:table-cell table:formula="of:=([.W27]-[.$C$27]/21)" office:value-type="float" office:value="-0.0000000000000186517468137026" calcext:value-type="float">
            <text:p>-1.86517468137026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26])" office:value-type="float" office:value="55.5" calcext:value-type="float">
            <text:p>55.5</text:p>
          </table:table-cell>
          <table:table-cell table:formula="of:=SUM([.D2:.D26])" office:value-type="float" office:value="55" calcext:value-type="float">
            <text:p>55</text:p>
          </table:table-cell>
          <table:table-cell table:formula="of:=SUM([.E2:.E26])" office:value-type="float" office:value="55" calcext:value-type="float">
            <text:p>55</text:p>
          </table:table-cell>
          <table:table-cell table:formula="of:=SUM([.F2:.F26])" office:value-type="float" office:value="52.5" calcext:value-type="float">
            <text:p>52.5</text:p>
          </table:table-cell>
          <table:table-cell table:formula="of:=SUM([.G2:.G26])" office:value-type="float" office:value="52.5" calcext:value-type="float">
            <text:p>52.5</text:p>
          </table:table-cell>
          <table:table-cell table:formula="of:=SUM([.H2:.H26])" office:value-type="float" office:value="46.5" calcext:value-type="float">
            <text:p>46.5</text:p>
          </table:table-cell>
          <table:table-cell table:formula="of:=SUM([.I2:.I26])" office:value-type="float" office:value="44.5" calcext:value-type="float">
            <text:p>44.5</text:p>
          </table:table-cell>
          <table:table-cell table:formula="of:=SUM([.J2:.J26])" office:value-type="float" office:value="39.5" calcext:value-type="float">
            <text:p>39.5</text:p>
          </table:table-cell>
          <table:table-cell table:formula="of:=SUM([.K2:.K26])" office:value-type="float" office:value="39.5" calcext:value-type="float">
            <text:p>39.5</text:p>
          </table:table-cell>
          <table:table-cell table:formula="of:=SUM([.L2:.L26])" office:value-type="float" office:value="39.5" calcext:value-type="float">
            <text:p>39.5</text:p>
          </table:table-cell>
          <table:table-cell table:formula="of:=SUM([.M2:.M26])" office:value-type="float" office:value="39.5" calcext:value-type="float">
            <text:p>39.5</text:p>
          </table:table-cell>
          <table:table-cell table:formula="of:=SUM([.N2:.N26])" office:value-type="float" office:value="33.5" calcext:value-type="float">
            <text:p>33.5</text:p>
          </table:table-cell>
          <table:table-cell table:formula="of:=SUM([.O2:.O26])" office:value-type="float" office:value="31.5" calcext:value-type="float">
            <text:p>31.5</text:p>
          </table:table-cell>
          <table:table-cell table:formula="of:=SUM([.P2:.P26])" office:value-type="float" office:value="27.5" calcext:value-type="float">
            <text:p>27.5</text:p>
          </table:table-cell>
          <table:table-cell table:formula="of:=SUM([.Q2:.Q26])" office:value-type="float" office:value="22" calcext:value-type="float">
            <text:p>22</text:p>
          </table:table-cell>
          <table:table-cell table:formula="of:=SUM([.R2:.R26])" office:value-type="float" office:value="16" calcext:value-type="float">
            <text:p>16</text:p>
          </table:table-cell>
          <table:table-cell table:formula="of:=SUM([.S2:.S26])" office:value-type="float" office:value="12" calcext:value-type="float">
            <text:p>12</text:p>
          </table:table-cell>
          <table:table-cell table:formula="of:=SUM([.T2:.T26])" office:value-type="float" office:value="11" calcext:value-type="float">
            <text:p>11</text:p>
          </table:table-cell>
          <table:table-cell table:formula="of:=SUM([.U2:.U26])" office:value-type="float" office:value="11" calcext:value-type="float">
            <text:p>11</text:p>
          </table:table-cell>
          <table:table-cell table:formula="of:=SUM([.V2:.V26])" office:value-type="float" office:value="9" calcext:value-type="float">
            <text:p>9</text:p>
          </table:table-cell>
          <table:table-cell table:formula="of:=SUM([.W2:.W26])" office:value-type="float" office:value="6" calcext:value-type="float">
            <text:p>6</text:p>
          </table:table-cell>
          <table:table-cell table:formula="of:=SUM([.X2:.X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cted Story Points</text:p>
          </table:table-cell>
          <table:table-cell/>
          <table:table-cell table:number-columns-repeated="22" office:value-type="float" office:value="55.5" calcext:value-type="float">
            <text:p>55.5</text:p>
          </table:table-cell>
          <table:table-cell table:number-columns-repeated="100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 style:data-style-name="N2" text:time-value="19:00:37.3126489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8-17T19:26:20.657371190</dc:date>
    <meta:editing-duration>PT26M5S</meta:editing-duration>
    <meta:generator>LibreOffice/4.2.8.2$Linux_X86_64 LibreOffice_project/420m0$Build-2</meta:generator>
    <meta:editing-cycles>8</meta:editing-cycles>
    <meta:document-statistic meta:table-count="1" meta:cell-count="69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132cm" xlink:href=".." xlink:type="simple" chart:class="chart:line" chart:style-name="ch1">
        <chart:title svg:x="6.29cm" svg:y="0.358cm" chart:style-name="ch2">
          <text:p>Sprint Burndown</text:p>
        </chart:title>
        <chart:subtitle svg:x="7.268cm" svg:y="1.385cm" chart:style-name="ch3">
          <text:p>Sprint 1</text:p>
        </chart:subtitle>
        <chart:legend chart:legend-position="end" svg:x="11.481cm" svg:y="4.769cm" style:legend-expansion="high" chart:style-name="ch4"/>
        <chart:plot-area chart:style-name="ch5" table:cell-range-address="Tabelle1.A27:Tabelle1.A29 Tabelle1.D27:Tabelle1.X29" chart:data-source-has-labels="column" svg:x="1.331cm" svg:y="2.316cm" svg:width="9.83cm" svg:height="7.613cm">
          <chartooo:coordinate-region svg:x="2.058cm" svg:y="2.516cm" svg:width="8.916cm" svg:height="7.214cm"/>
          <chart:axis chart:dimension="x" chart:name="primary-x" chart:style-name="ch6">
            <chart:title svg:x="5.937cm" svg:y="10.151cm" chart:style-name="ch7">
              <text:p>Tag</text:p>
            </chart:title>
          </chart:axis>
          <chart:axis chart:dimension="y" chart:name="primary-y" chart:style-name="ch6">
            <chart:title svg:x="0.451cm" svg:y="7.039cm" chart:style-name="ch8">
              <text:p>Story Points</text:p>
            </chart:title>
            <chart:grid chart:style-name="ch9" chart:class="major"/>
          </chart:axis>
          <chart:series chart:style-name="ch10" chart:values-cell-range-address="Tabelle1.D27:Tabelle1.X27" chart:label-cell-address="Tabelle1.A27:Tabelle1.A27" chart:class="chart:line">
            <chart:data-point chart:repeated="21"/>
          </chart:series>
          <chart:series chart:style-name="ch11" chart:values-cell-range-address="Tabelle1.D28:Tabelle1.X28" chart:label-cell-address="Tabelle1.A28:Tabelle1.A28" chart:class="chart:line">
            <chart:data-point chart:repeated="21"/>
          </chart:series>
          <chart:series chart:style-name="ch12" chart:values-cell-range-address="Tabelle1.D29:Tabelle1.X29" chart:label-cell-address="Tabelle1.A29:Tabelle1.A29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27:Tabelle1.A27</svg:desc>
                </draw:g>
              </table:table-cell>
              <table:table-cell office:value-type="float" office:value="52.8571428571429">
                <text:p>52.8571428571429</text:p>
                <draw:g>
                  <svg:desc>Tabelle1.D27:Tabelle1.X27</svg:desc>
                </draw:g>
              </table:table-cell>
              <table:table-cell office:value-type="float" office:value="50.2142857142857">
                <text:p>50.2142857142857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4.9285714285714">
                <text:p>44.9285714285714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9.6428571428571">
                <text:p>39.6428571428571</text:p>
              </table:table-cell>
              <table:table-cell office:value-type="float" office:value="37">
                <text:p>37</text:p>
              </table:table-cell>
              <table:table-cell office:value-type="float" office:value="34.3571428571428">
                <text:p>34.3571428571428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9.0714285714285">
                <text:p>29.0714285714285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3.7857142857143">
                <text:p>23.7857142857143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8.5">
                <text:p>18.5</text:p>
              </table:table-cell>
              <table:table-cell office:value-type="float" office:value="15.8571428571428">
                <text:p>15.8571428571428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7.92857142857141">
                <text:p>7.92857142857141</text:p>
              </table:table-cell>
              <table:table-cell office:value-type="float" office:value="5.28571428571427">
                <text:p>5.28571428571427</text:p>
              </table:table-cell>
              <table:table-cell office:value-type="float" office:value="2.64285714285712">
                <text:p>2.64285714285712</text:p>
              </table:table-cell>
              <table:table-cell office:value-type="float" office:value="-0.0000000000000186517468137026">
                <text:p>-0.0000000000000186517468137026</text:p>
              </table:table-cell>
            </table:table-row>
            <table:table-row>
              <table:table-cell office:value-type="string">
                <text:p>Actual Burndown</text:p>
                <draw:g>
                  <svg:desc>Tabelle1.A28:Tabelle1.A28</svg:desc>
                </draw:g>
              </table:table-cell>
              <table:table-cell office:value-type="float" office:value="55">
                <text:p>55</text:p>
                <draw:g>
                  <svg:desc>Tabelle1.D28:Tabelle1.X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46.5">
                <text:p>46.5</text:p>
              </table:table-cell>
              <table:table-cell office:value-type="float" office:value="44.5">
                <text:p>44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31.5">
                <text:p>31.5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cted Story Points</text:p>
                <draw:g>
                  <svg:desc>Tabelle1.A29:Tabelle1.A29</svg:desc>
                </draw:g>
              </table:table-cell>
              <table:table-cell office:value-type="float" office:value="55.5">
                <text:p>55.5</text:p>
                <draw:g>
                  <svg:desc>Tabelle1.D29:Tabelle1.X29</svg:desc>
                </draw:g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